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imes New Roman (Body CS)" svg:font-family="Times New Roman (Body CS)" style:font-family-generic="roman"/>
    <style:font-face style:name="Arial Black" svg:font-family="Arial Black" style:font-family-generic="swiss" style:font-pitch="variable" svg:panose-1="2 11 10 4 2 1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7.4875in"/>
    </style:style>
    <style:style style:name="Table1" style:family="table" style:master-page-name="MP0">
      <style:table-properties style:width="7.4875in" style:rel-width="100%" fo:margin-left="0in" table:align="left"/>
    </style:style>
    <style:style style:name="TableRow3" style:family="table-row">
      <style:table-row-properties style:min-row-height="5.8013in"/>
    </style:style>
    <style:style style:name="TableCell4" style:family="table-cell">
      <style:table-cell-properties fo:border="none" style:writing-mode="lr-tb" fo:padding-top="0in" fo:padding-left="0.075in" fo:padding-bottom="0in" fo:padding-right="0.075in"/>
    </style:style>
    <style:style style:name="P5" style:parent-style-name="Normal" style:family="paragraph">
      <style:paragraph-properties fo:break-before="page" fo:text-align="center" fo:margin-bottom="0in" fo:line-height="115%"/>
      <style:text-properties style:font-name-complex="Arial" fo:font-weight="bold" style:font-weight-asian="bold" style:font-weight-complex="bold" fo:color="#000000" fo:font-size="16pt" style:font-size-asian="16pt" style:font-size-complex="16pt"/>
    </style:style>
    <style:style style:name="P13" style:parent-style-name="Normal" style:family="paragraph">
      <style:paragraph-properties fo:text-align="center" fo:margin-bottom="0in" fo:line-height="115%"/>
      <style:text-properties style:font-name-complex="Arial" fo:font-weight="bold" style:font-weight-asian="bold" style:font-weight-complex="bold" fo:color="#000000" fo:font-size="16pt" style:font-size-asian="16pt" style:font-size-complex="16pt"/>
    </style:style>
    <style:style style:name="P14" style:parent-style-name="Normal" style:family="paragraph">
      <style:paragraph-properties fo:text-align="center" fo:margin-bottom="0in" fo:line-height="115%"/>
    </style:style>
    <style:style style:name="T15" style:parent-style-name="Policepardéfaut" style:family="text">
      <style:text-properties style:font-name-complex="Arial" fo:font-weight="bold" style:font-weight-asian="bold" style:font-weight-complex="bold" fo:color="#000000" fo:font-size="16pt" style:font-size-asian="16pt" style:font-size-complex="16pt"/>
    </style:style>
    <style:style style:name="TableRow16" style:family="table-row">
      <style:table-row-properties style:min-row-height="3.0826in"/>
    </style:style>
    <style:style style:name="TableCell17" style:family="table-cell">
      <style:table-cell-properties fo:border="none" style:writing-mode="lr-tb" fo:padding-top="0in" fo:padding-left="0.075in" fo:padding-bottom="0in" fo:padding-right="0.075in"/>
    </style:style>
    <style:style style:name="P18" style:parent-style-name="Titre" style:family="paragraph">
      <style:text-properties fo:color="#000000"/>
    </style:style>
    <style:style style:name="T19" style:parent-style-name="Policepardéfaut" style:family="text">
      <style:text-properties fo:font-size="22pt" style:font-size-asian="22pt" style:font-size-complex="22pt"/>
    </style:style>
    <style:style style:name="P20" style:parent-style-name="Normal" style:family="paragraph">
      <style:paragraph-properties fo:text-align="justify" fo:line-height="115%"/>
    </style:style>
    <style:style style:name="T21" style:parent-style-name="Policepardéfaut" style:family="text">
      <style:text-properties style:use-window-font-color="true"/>
    </style:style>
    <style:style style:name="T22" style:parent-style-name="Policepardéfaut" style:family="text">
      <style:text-properties style:use-window-font-color="true" style:text-position="super 63.6%"/>
    </style:style>
    <style:style style:name="T23" style:parent-style-name="Policepardéfaut" style:family="text">
      <style:text-properties style:use-window-font-color="true"/>
    </style:style>
    <style:style style:name="T24" style:parent-style-name="Policepardéfaut" style:family="text">
      <style:text-properties style:use-window-font-color="true" style:text-position="super 63.6%"/>
    </style:style>
    <style:style style:name="T25" style:parent-style-name="Policepardéfaut" style:family="text">
      <style:text-properties style:use-window-font-color="true"/>
    </style:style>
    <style:style style:name="P26" style:parent-style-name="Normal" style:family="paragraph">
      <style:paragraph-properties fo:text-align="justify" fo:line-height="115%"/>
      <style:text-properties style:use-window-font-color="true"/>
    </style:style>
    <style:style style:name="P27" style:parent-style-name="Normal" style:family="paragraph">
      <style:paragraph-properties fo:line-height="115%"/>
      <style:text-properties style:use-window-font-color="true"/>
    </style:style>
    <style:style style:name="P28"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29" style:parent-style-name="Élevé" style:family="text">
      <style:text-properties style:use-window-font-color="true"/>
    </style:style>
    <style:style style:name="T30" style:parent-style-name="Policepardéfaut" style:family="text">
      <style:text-properties fo:font-weight="bold" style:font-weight-asian="bold" style:use-window-font-color="true" style:language-complex="fr" style:country-complex="FR"/>
    </style:style>
    <style:style style:name="T31" style:parent-style-name="Policepardéfaut" style:family="text">
      <style:text-properties style:use-window-font-color="true"/>
    </style:style>
    <style:style style:name="P32"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33" style:parent-style-name="Élevé" style:family="text">
      <style:text-properties style:use-window-font-color="true"/>
    </style:style>
    <style:style style:name="T34" style:parent-style-name="Élevé" style:family="text">
      <style:text-properties style:use-window-font-color="true" style:language-complex="fr" style:country-complex="FR"/>
    </style:style>
    <style:style style:name="T35" style:parent-style-name="Policepardéfaut" style:family="text">
      <style:text-properties style:use-window-font-color="true"/>
    </style:style>
    <style:style style:name="T36" style:parent-style-name="Policepardéfaut" style:family="text">
      <style:text-properties style:use-window-font-color="true"/>
    </style:style>
    <style:style style:name="P37"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38" style:parent-style-name="Élevé" style:family="text">
      <style:text-properties style:use-window-font-color="true" style:language-complex="fr" style:country-complex="FR"/>
    </style:style>
    <style:style style:name="T39" style:parent-style-name="Élevé" style:family="text">
      <style:text-properties style:use-window-font-color="true" style:language-complex="fr" style:country-complex="FR"/>
    </style:style>
    <style:style style:name="P40" style:parent-style-name="Normal" style:family="paragraph">
      <style:paragraph-properties fo:text-align="justify"/>
    </style:style>
    <style:style style:name="P41" style:parent-style-name="Normal" style:family="paragraph">
      <style:text-properties style:use-window-font-color="true" style:language-complex="fr" style:country-complex="FR"/>
    </style:style>
    <style:style style:name="P42"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43" style:parent-style-name="Élevé" style:family="text">
      <style:text-properties style:use-window-font-color="true"/>
    </style:style>
    <style:style style:name="T44" style:parent-style-name="Policepardéfaut" style:family="text">
      <style:text-properties fo:font-weight="bold" style:font-weight-asian="bold" style:use-window-font-color="true" style:language-complex="fr" style:country-complex="FR"/>
    </style:style>
    <style:style style:name="T45" style:parent-style-name="Policepardéfaut" style:family="text">
      <style:text-properties style:use-window-font-color="true"/>
    </style:style>
    <style:style style:name="T46" style:parent-style-name="Policepardéfaut" style:family="text">
      <style:text-properties style:use-window-font-color="true"/>
    </style:style>
    <style:style style:name="T47" style:parent-style-name="Policepardéfaut" style:family="text">
      <style:text-properties style:use-window-font-color="true"/>
    </style:style>
    <style:style style:name="T48" style:parent-style-name="Policepardéfaut" style:family="text">
      <style:text-properties style:use-window-font-color="true"/>
    </style:style>
    <style:style style:name="T49" style:parent-style-name="Policepardéfaut" style:family="text">
      <style:text-properties style:use-window-font-color="true"/>
    </style:style>
    <style:style style:name="T50" style:parent-style-name="Policepardéfaut" style:family="text">
      <style:text-properties style:use-window-font-color="true"/>
    </style:style>
    <style:style style:name="T51" style:parent-style-name="Policepardéfaut" style:family="text">
      <style:text-properties style:use-window-font-color="true"/>
    </style:style>
    <style:style style:name="P52"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53" style:parent-style-name="Élevé" style:family="text">
      <style:text-properties style:use-window-font-color="true"/>
    </style:style>
    <style:style style:name="T54" style:parent-style-name="Élevé" style:family="text">
      <style:text-properties style:use-window-font-color="true"/>
    </style:style>
    <style:style style:name="T55" style:parent-style-name="Élevé" style:family="text">
      <style:text-properties style:use-window-font-color="true" style:language-complex="fr" style:country-complex="FR"/>
    </style:style>
    <style:style style:name="T56" style:parent-style-name="Policepardéfaut" style:family="text">
      <style:text-properties style:use-window-font-color="true"/>
    </style:style>
    <style:style style:name="P57"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58" style:parent-style-name="Élevé" style:family="text">
      <style:text-properties style:use-window-font-color="true"/>
    </style:style>
    <style:style style:name="T59" style:parent-style-name="Élevé" style:family="text">
      <style:text-properties style:use-window-font-color="true" style:language-complex="fr" style:country-complex="FR"/>
    </style:style>
    <style:style style:name="T60" style:parent-style-name="Policepardéfaut" style:family="text">
      <style:text-properties style:use-window-font-color="true" style:language-complex="fr" style:country-complex="FR"/>
    </style:style>
    <style:style style:name="T61" style:parent-style-name="Policepardéfaut" style:family="text">
      <style:text-properties style:use-window-font-color="true" style:language-complex="fr" style:country-complex="FR"/>
    </style:style>
    <style:style style:name="T62" style:parent-style-name="Policepardéfaut" style:family="text">
      <style:text-properties style:use-window-font-color="true" style:language-complex="fr" style:country-complex="FR"/>
    </style:style>
    <style:style style:name="T63" style:parent-style-name="Policepardéfaut" style:family="text">
      <style:text-properties style:use-window-font-color="true" style:language-complex="fr" style:country-complex="FR"/>
    </style:style>
    <style:style style:name="T64" style:parent-style-name="Policepardéfaut" style:family="text">
      <style:text-properties style:use-window-font-color="true" style:language-complex="fr" style:country-complex="FR"/>
    </style:style>
    <style:style style:name="T65" style:parent-style-name="Policepardéfaut" style:family="text">
      <style:text-properties style:use-window-font-color="true" style:language-complex="fr" style:country-complex="FR"/>
    </style:style>
    <style:style style:name="T66" style:parent-style-name="Policepardéfaut" style:family="text">
      <style:text-properties style:use-window-font-color="true" style:language-complex="fr" style:country-complex="FR"/>
    </style:style>
    <style:style style:name="T67" style:parent-style-name="Policepardéfaut" style:family="text">
      <style:text-properties style:use-window-font-color="true" style:language-complex="fr" style:country-complex="FR"/>
    </style:style>
    <style:style style:name="P68"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69" style:parent-style-name="Élevé" style:family="text">
      <style:text-properties style:use-window-font-color="true"/>
    </style:style>
    <style:style style:name="T70" style:parent-style-name="Élevé" style:family="text">
      <style:text-properties style:use-window-font-color="true" style:language-complex="fr" style:country-complex="FR"/>
    </style:style>
    <style:style style:name="T71" style:parent-style-name="Policepardéfaut" style:family="text">
      <style:text-properties style:use-window-font-color="true" style:language-complex="fr" style:country-complex="FR"/>
    </style:style>
    <style:style style:name="T72" style:parent-style-name="Policepardéfaut" style:family="text">
      <style:text-properties style:use-window-font-color="true" style:language-complex="fr" style:country-complex="FR"/>
    </style:style>
    <style:style style:name="T73" style:parent-style-name="Policepardéfaut" style:family="text">
      <style:text-properties style:use-window-font-color="true"/>
    </style:style>
    <style:style style:name="P74" style:parent-style-name="Puces" style:list-style-name="LFO18" style:family="paragraph">
      <style:paragraph-properties fo:border-top="0.0069in solid #000000" fo:border-left="none" fo:border-bottom="0.0069in solid #000000" fo:border-right="none" fo:padding-top="0.0833in" fo:padding-left="0in" fo:padding-bottom="0.0833in" fo:padding-right="0in" style:shadow="none" fo:background-color="#FFFFFF"/>
    </style:style>
    <style:style style:name="T75" style:parent-style-name="Élevé" style:family="text">
      <style:text-properties style:use-window-font-color="true"/>
    </style:style>
    <style:style style:name="T76" style:parent-style-name="Élevé" style:family="text">
      <style:text-properties style:use-window-font-color="true" style:language-complex="fr" style:country-complex="FR"/>
    </style:style>
    <style:style style:name="T77" style:parent-style-name="Policepardéfaut" style:family="text">
      <style:text-properties style:use-window-font-color="true" style:language-complex="fr" style:country-complex="FR"/>
    </style:style>
    <style:style style:name="T78" style:parent-style-name="Policepardéfaut" style:family="text">
      <style:text-properties style:use-window-font-color="true" style:language-complex="fr" style:country-complex="FR"/>
    </style:style>
    <style:style style:name="T79" style:parent-style-name="Policepardéfaut" style:family="text">
      <style:text-properties style:use-window-font-color="true" style:language-complex="fr" style:country-complex="FR"/>
    </style:style>
    <style:style style:name="T80" style:parent-style-name="Policepardéfaut" style:family="text">
      <style:text-properties style:use-window-font-color="true" style:language-complex="fr" style:country-complex="FR"/>
    </style:style>
    <style:style style:name="P81" style:parent-style-name="Normal" style:family="paragraph">
      <style:text-properties style:language-complex="fr" style:country-complex="FR"/>
    </style:style>
    <style:style style:name="P82" style:parent-style-name="Normal" style:family="paragraph">
      <style:text-properties style:use-window-font-color="true" style:language-complex="fr" style:country-complex="FR"/>
    </style:style>
    <style:style style:name="P83" style:parent-style-name="Normal" style:family="paragraph">
      <style:text-properties style:use-window-font-color="true" style:language-complex="fr" style:country-complex="FR"/>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JOURNET Gael</text:p>
            <text:p text:style-name="P13">OZIMEK Nathan</text:p>
            <text:p text:style-name="P14"><text:span text:style-name="T15">MARCOURT JFrançois</text:span></text:p>
          </table:table-cell>
        </table:table-row>
        <table:table-row table:style-name="TableRow16">
          <table:table-cell table:style-name="TableCell17">
            <text:p text:style-name="P18">DOCUMENT D’AMÉLIORATIONS</text:p>
            <text:p text:style-name="Sous-titre">SAE S3<text:s/><text:span text:style-name="T19">&amp;<text:s/></text:span>4</text:p>
          </table:table-cell>
        </table:table-row>
      </table:table>
      <text:p text:style-name="Normal"/>
      <text:soft-page-break/>
      <text:p text:style-name="P20">Suite aux premiers retours reçus<text:s/>sur le projet après la démonstration technique réalisée<text:s/>fin janvier auprès de nos responsables de projet, ainsi qu’un état des lieux et propositions d’améliorations<text:s/>effectuées<text:s/>à notre tuteur de projet Monsieur Lionel Buathier voici le document complet abordant<text:s/>les différentes améliorations prévues<text:s/>pour notre projet lors<text:s/><text:span text:style-name="T21">de ce 4</text:span><text:span text:style-name="T22">ème</text:span><text:span text:style-name="T23"><text:s/>Semestre de 2</text:span><text:span text:style-name="T24">ème</text:span><text:span text:style-name="T25"><text:s/>Année.</text:span></text:p>
      <text:p text:style-name="P26">Dans un premier temps, situons le contexte en redéfinissant les problèmes mis en lumière après la soutenance de la première partie du développement :</text:p>
      <text:p text:style-name="P27"/>
      <text:list text:style-name="LFO18" text:continue-numbering="true">
        <text:list-item>
          <text:p text:style-name="P28"><text:bookmark-start text:name="_Hlk529311408"/><text:span text:style-name="T29">Sécurité :<text:s/></text:span><text:span text:style-name="T30"><text:s/></text:span><text:span text:style-name="T31">Hashage des mots de passe dans la base de données non fait, login non protégé (brute force)</text:span></text:p>
        </text:list-item>
        <text:list-item>
          <text:p text:style-name="P32"><text:span text:style-name="T33">Architecture :<text:s/></text:span><text:span text:style-name="T34"><text:s/></text:span><text:span text:style-name="T35">Fichiers inutiles</text:span><text:span text:style-name="T36">,<text:s/></text:span></text:p>
        </text:list-item>
        <text:list-item>
          <text:p text:style-name="P37"><text:span text:style-name="T38">Qualité Logicielle</text:span><text:span text:style-name="T39"><text:s/>:<text:s/></text:span></text:p>
        </text:list-item>
      </text:list>
      <text:p text:style-name="Normal"/>
      <text:p text:style-name="Normal"/>
      <text:p text:style-name="P40">Après avoir établi clairement quels étaient les aspects négatifs de notre projet à<text:s/>l’heure<text:s/>actuelle, il est alors relativement simple de formuler, en lien avec le cahier des charges du S4 fourni par les responsables de projet, ainsi que les attentes du tuteur de projet, une vision claire des améliorations visant à être appliquées lors de cette seconde partie du développement de notre projet.</text:p>
      <text:p text:style-name="P41"/>
      <text:list text:style-name="LFO18" text:continue-numbering="true">
        <text:list-item>
          <text:p text:style-name="P42"><text:span text:style-name="T43">Sécurité :<text:s/></text:span><text:span text:style-name="T44"><text:s/></text:span><text:span text:style-name="T45">Hashage des mots de passe dans la base de<text:s/></text:span><text:span text:style-name="T46">données</text:span><text:span text:style-name="T47">, Sécuris</text:span><text:span text:style-name="T48">er</text:span><text:span text:style-name="T49"><text:s/>le login</text:span><text:span text:style-name="T50"><text:s/>et les accès aux fichiers</text:span><text:span text:style-name="T51"><text:s/></text:span></text:p>
        </text:list-item>
        <text:list-item>
          <text:p text:style-name="P52"><text:span text:style-name="T53">Ergonomie</text:span><text:span text:style-name="T54"> :<text:s/></text:span><text:span text:style-name="T55"><text:s/></text:span><text:span text:style-name="T56">Révision graphique</text:span></text:p>
        </text:list-item>
        <text:list-item>
          <text:p text:style-name="P57"><text:span text:style-name="T58">Accessibilité :</text:span><text:span text:style-name="T59"><text:s/></text:span><text:span text:style-name="T60">Adapté le code afin de respecter le<text:s/></text:span><text:span text:style-name="T61">Référentiel<text:s/></text:span><text:span text:style-name="T62">G</text:span><text:span text:style-name="T63">énéral d’</text:span><text:span text:style-name="T64">A</text:span><text:span text:style-name="T65">mélioration de l’</text:span><text:span text:style-name="T66">A</text:span><text:span text:style-name="T67">ccessibilité (RGAA)</text:span></text:p>
        </text:list-item>
        <text:list-item>
          <text:p text:style-name="P68"><text:span text:style-name="T69">Qualité Logicielle :</text:span><text:span text:style-name="T70"><text:s/></text:span><text:span text:style-name="T71">Adapter l’algorithme suite aux dernières requêtes</text:span><text:span text:style-name="T72">,<text:s/></text:span><text:span text:style-name="T73">mise en place d’un router</text:span></text:p>
        </text:list-item>
        <text:list-item>
          <text:p text:style-name="P74"><text:span text:style-name="T75">Rendu :</text:span><text:span text:style-name="T76"><text:s/></text:span><text:span text:style-name="T77">Mettre à jour le diagramme de séquence</text:span><text:span text:style-name="T78">, réaliser Poster, Feuille de<text:s/></text:span><text:span text:style-name="T79">t</text:span><text:span text:style-name="T80">âches, Rapport, Présentation, et Manuel d’utilisation</text:span></text:p>
        </text:list-item>
      </text:list>
      <text:p text:style-name="P81"/>
      <text:p text:style-name="P82"/>
      <text:p text:style-name="P83"><text:bookmark-end text:name="_Hlk52931140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imes New Roman (Body CS)" svg:font-family="Times New Roman (Body CS)" style:font-family-generic="roman"/>
    <style:font-face style:name="Arial Black" svg:font-family="Arial Black" style:font-family-generic="swiss" style:font-pitch="variable" svg:panose-1="2 11 10 4 2 1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1666in" fo:line-height="100%"/>
      <style:text-properties style:font-name-complex="Times New Roman (Body CS)" fo:color="#000000" fo:hyphenate="false"/>
    </style:style>
    <style:style style:name="Policepardéfaut" style:display-name="Police par défaut" style:family="text"/>
    <style:style style:name="En-tête" style:display-name="En-tête" style:family="paragraph" style:parent-style-name="Normal">
      <style:paragraph-properties fo:margin-bottom="0in"/>
      <style:text-properties fo:hyphenate="false"/>
    </style:style>
    <style:style style:name="En-têteCar" style:display-name="En-tête Car" style:family="text" style:parent-style-name="Policepardéfaut">
      <style:text-properties style:font-name-complex="Times New Roman (Body CS)" fo:color="#000000"/>
    </style:style>
    <style:style style:name="Pieddepage" style:display-name="Pied de page" style:family="paragraph" style:parent-style-name="Normal">
      <style:paragraph-properties fo:margin-bottom="0in"/>
      <style:text-properties fo:color="#FFFFFF" fo:hyphenate="false"/>
    </style:style>
    <style:style style:name="PieddepageCar" style:display-name="Pied de page Car" style:family="text" style:parent-style-name="Policepardéfaut">
      <style:text-properties style:font-name-complex="Times New Roman (Body CS)" fo:color="#FFFFFF"/>
    </style:style>
    <style:style style:name="Sansinterligne" style:display-name="Sans interligne" style:family="paragraph">
      <style:paragraph-properties fo:margin-bottom="0in" fo:line-height="100%"/>
      <style:text-properties style:font-name-asian="Times New Roman" fo:hyphenate="false"/>
    </style:style>
    <style:style style:name="SansinterligneCar" style:display-name="Sans interligne Car" style:family="text" style:parent-style-name="Policepardéfaut">
      <style:text-properties style:font-name-asian="Times New Roman"/>
    </style:style>
    <style:style style:name="Paragraphedeliste" style:display-name="Paragraphe de liste" style:family="paragraph" style:parent-style-name="Normal" style:list-style-name="LFO14">
      <style:paragraph-properties style:contextual-spacing="true" fo:margin-bottom="0.0833in"/>
      <style:text-properties fo:font-weight="bold" style:font-weight-asian="bold" fo:font-size="14pt" style:font-size-asian="14pt" style:font-size-complex="14pt" fo:hyphenate="false"/>
    </style:style>
    <style:style style:name="Textedelespaceréservé" style:display-name="Texte de l'espace réservé" style:family="text" style:parent-style-name="Policepardéfaut">
      <style:text-properties fo:color="#808080"/>
    </style:style>
    <style:style style:name="Titre" style:display-name="Titre" style:family="paragraph" style:parent-style-name="Normal" style:next-style-name="Normal">
      <style:paragraph-properties fo:margin-bottom="0in"/>
      <style:text-properties style:font-name="Arial Black" fo:color="#264D2B" fo:font-size="34pt" style:font-size-asian="34pt" fo:hyphenate="false"/>
    </style:style>
    <style:style style:name="TitreCar" style:display-name="Titre Car" style:family="text" style:parent-style-name="Policepardéfaut">
      <style:text-properties style:font-name="Arial Black" style:font-name-complex="Times New Roman (Body CS)" fo:color="#264D2B" fo:font-size="34pt" style:font-size-asian="34pt"/>
    </style:style>
    <style:style style:name="Sous-titre" style:display-name="Sous-titre" style:family="paragraph" style:parent-style-name="Normal" style:next-style-name="Normal">
      <style:paragraph-properties fo:margin-bottom="0in"/>
      <style:text-properties fo:text-transform="uppercase" fo:color="#7F7F7F" fo:font-size="34pt" style:font-size-asian="34pt" fo:hyphenate="false"/>
    </style:style>
    <style:style style:name="Sous-titreCar" style:display-name="Sous-titre Car" style:family="text" style:parent-style-name="Policepardéfaut">
      <style:text-properties style:font-name-complex="Times New Roman (Body CS)" fo:text-transform="uppercase" fo:color="#7F7F7F" fo:font-size="34pt" style:font-size-asian="34pt"/>
    </style:style>
    <style:style style:name="Textedetableau" style:display-name="Texte de tableau" style:family="paragraph" style:parent-style-name="Normal" style:next-style-name="Normal">
      <style:paragraph-properties fo:margin-bottom="0in"/>
      <style:text-properties fo:font-size="8pt" style:font-size-asian="8pt" fo:hyphenate="false"/>
    </style:style>
    <style:style style:name="Puces" style:display-name="Puces" style:family="paragraph" style:parent-style-name="Normal" style:next-style-name="Normal" style:list-style-name="LFO18">
      <style:paragraph-properties fo:border-top="0.0208in solid #60B966" fo:border-left="none" fo:border-bottom="0.0208in solid #60B966" fo:border-right="none" fo:padding-top="0.0833in" fo:padding-left="0in" fo:padding-bottom="0.0833in" fo:padding-right="0in" style:shadow="none" fo:margin-bottom="0.1388in" fo:line-height="110%"/>
      <style:text-properties fo:hyphenate="false"/>
    </style:style>
    <style:style style:name="Élevé" style:display-name="Élevé" style:family="text" style:parent-style-name="Policepardéfaut">
      <style:text-properties fo:font-weight="bold" style:font-weight-asian="bold" style:font-weight-complex="bold" fo:color="#264D2B"/>
    </style:style>
    <style:style style:name="Titredugraphique1" style:display-name="Titre du graphique 1" style:family="paragraph" style:parent-style-name="Normal">
      <style:paragraph-properties fo:margin-top="0.0833in" fo:margin-bottom="0.0416in"/>
      <style:text-properties style:font-name-complex="Times New Roman" fo:font-weight="bold" style:font-weight-asian="bold" fo:color="#264D2B" fo:font-size="12pt" style:font-size-asian="12pt" fo:hyphenate="false"/>
    </style:style>
    <style:style style:name="Pucedugraphique" style:display-name="Puce du graphique" style:family="paragraph" style:parent-style-name="Normal" style:list-style-name="LFO19">
      <style:paragraph-properties fo:margin-bottom="0in" fo:line-height="90%"/>
      <style:text-properties style:font-name-complex="Times New Roman" fo:color="#595959" fo:font-size="10pt" style:font-size-asian="10pt" fo:hyphenate="false"/>
    </style:style>
    <style:style style:name="Titredugraphique3" style:display-name="Titre du graphique 3" style:family="paragraph" style:parent-style-name="Normal">
      <style:paragraph-properties fo:margin-top="0.0833in" fo:margin-bottom="0.0416in"/>
      <style:text-properties style:font-name-complex="Times New Roman" fo:font-weight="bold" style:font-weight-asian="bold" fo:color="#A6A6A6" fo:font-size="12pt" style:font-size-asian="12pt" fo:hyphenate="false"/>
    </style:style>
    <style:style style:name="Pucedugraphique3" style:display-name="Puce du graphique 3" style:family="paragraph" style:parent-style-name="Normal" style:list-style-name="LFO20">
      <style:paragraph-properties fo:margin-bottom="0in" fo:line-height="90%"/>
      <style:text-properties style:font-name-complex="Times New Roman" fo:color="#595959" fo:font-size="10pt" style:font-size-asian="10pt" fo:hyphenate="false"/>
    </style:style>
    <style:style style:name="Titredugraphique2" style:display-name="Titre du graphique 2" style:family="paragraph" style:parent-style-name="Normal">
      <style:paragraph-properties fo:margin-top="0.0833in" fo:margin-bottom="0.0416in"/>
      <style:text-properties style:font-name-complex="Times New Roman" fo:font-weight="bold" style:font-weight-asian="bold" fo:color="#60B966" fo:font-size="12pt" style:font-size-asian="12pt" fo:hyphenate="false"/>
    </style:style>
    <style:style style:name="Pucedugraphique2" style:display-name="Puce du graphique 2" style:family="paragraph" style:parent-style-name="Normal" style:list-style-name="LFO21">
      <style:paragraph-properties fo:margin-bottom="0in" fo:line-height="90%"/>
      <style:text-properties style:font-name-complex="Times New Roman" fo:color="#595959" fo:font-size="10pt" style:font-size-asian="10pt" fo:hyphenate="false"/>
    </style:style>
    <style:style style:name="Titredugraphique4" style:display-name="Titre du graphique 4" style:family="paragraph" style:parent-style-name="Normal">
      <style:paragraph-properties fo:margin-top="0.0833in" fo:margin-bottom="0.0416in"/>
      <style:text-properties style:font-name-complex="Times New Roman" fo:font-weight="bold" style:font-weight-asian="bold" fo:color="#5E5E5E" fo:font-size="12pt" style:font-size-asian="12pt" fo:hyphenate="false"/>
    </style:style>
    <style:style style:name="Pucedugraphique4" style:display-name="Puce du graphique 4" style:family="paragraph" style:parent-style-name="Normal" style:list-style-name="LFO22">
      <style:paragraph-properties fo:margin-bottom="0in"/>
      <style:text-properties style:font-name-complex="Times New Roman" fo:color="#595959" fo:font-size="10pt" style:font-size-asian="10pt" fo:hyphenate="false"/>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color="#000000" fo:font-size="9pt" style:font-size-asian="9pt" style:font-size-complex="9pt"/>
    </style:style>
    <text:list-style style:name="LFO14" style:display-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8" style:display-name="LFO18">
      <text:list-level-style-bullet text:level="1" text:style-name="WW_CharLFO2LVL1" text:bullet-char="">
        <style:list-level-properties text:space-before="0.368in" text:min-label-width="0.25in" text:list-level-position-and-space-mode="label-alignment">
          <style:list-level-label-alignment text:label-followed-by="listtab" fo:margin-left="0.618in" fo:text-indent="-0.25in"/>
        </style:list-level-properties>
        <style:text-properties style:font-name="Symbol"/>
      </text:list-level-style-bullet>
      <text:list-level-style-bullet text:level="2" text:style-name="WW_CharLFO2LVL2" text:bullet-char="o">
        <style:list-level-properties text:space-before="0.868in" text:min-label-width="0.25in" text:list-level-position-and-space-mode="label-alignment">
          <style:list-level-label-alignment text:label-followed-by="listtab" fo:margin-left="1.118in" fo:text-indent="-0.25in"/>
        </style:list-level-properties>
        <style:text-properties style:font-name="Courier New"/>
      </text:list-level-style-bullet>
      <text:list-level-style-bullet text:level="3" text:style-name="WW_CharLFO2LVL3" text:bullet-char="">
        <style:list-level-properties text:space-before="1.368in" text:min-label-width="0.25in" text:list-level-position-and-space-mode="label-alignment">
          <style:list-level-label-alignment text:label-followed-by="listtab" fo:margin-left="1.618in" fo:text-indent="-0.25in"/>
        </style:list-level-properties>
        <style:text-properties style:font-name="Wingdings"/>
      </text:list-level-style-bullet>
      <text:list-level-style-bullet text:level="4" text:style-name="WW_CharLFO2LVL4" text:bullet-char="">
        <style:list-level-properties text:space-before="1.868in" text:min-label-width="0.25in" text:list-level-position-and-space-mode="label-alignment">
          <style:list-level-label-alignment text:label-followed-by="listtab" fo:margin-left="2.118in" fo:text-indent="-0.25in"/>
        </style:list-level-properties>
        <style:text-properties style:font-name="Symbol"/>
      </text:list-level-style-bullet>
      <text:list-level-style-bullet text:level="5" text:style-name="WW_CharLFO2LVL5" text:bullet-char="o">
        <style:list-level-properties text:space-before="2.368in" text:min-label-width="0.25in" text:list-level-position-and-space-mode="label-alignment">
          <style:list-level-label-alignment text:label-followed-by="listtab" fo:margin-left="2.618in" fo:text-indent="-0.25in"/>
        </style:list-level-properties>
        <style:text-properties style:font-name="Courier New"/>
      </text:list-level-style-bullet>
      <text:list-level-style-bullet text:level="6" text:style-name="WW_CharLFO2LVL6" text:bullet-char="">
        <style:list-level-properties text:space-before="2.868in" text:min-label-width="0.25in" text:list-level-position-and-space-mode="label-alignment">
          <style:list-level-label-alignment text:label-followed-by="listtab" fo:margin-left="3.118in" fo:text-indent="-0.25in"/>
        </style:list-level-properties>
        <style:text-properties style:font-name="Wingdings"/>
      </text:list-level-style-bullet>
      <text:list-level-style-bullet text:level="7" text:style-name="WW_CharLFO2LVL7" text:bullet-char="">
        <style:list-level-properties text:space-before="3.368in" text:min-label-width="0.25in" text:list-level-position-and-space-mode="label-alignment">
          <style:list-level-label-alignment text:label-followed-by="listtab" fo:margin-left="3.618in" fo:text-indent="-0.25in"/>
        </style:list-level-properties>
        <style:text-properties style:font-name="Symbol"/>
      </text:list-level-style-bullet>
      <text:list-level-style-bullet text:level="8" text:style-name="WW_CharLFO2LVL8" text:bullet-char="o">
        <style:list-level-properties text:space-before="3.868in" text:min-label-width="0.25in" text:list-level-position-and-space-mode="label-alignment">
          <style:list-level-label-alignment text:label-followed-by="listtab" fo:margin-left="4.118in" fo:text-indent="-0.25in"/>
        </style:list-level-properties>
        <style:text-properties style:font-name="Courier New"/>
      </text:list-level-style-bullet>
      <text:list-level-style-bullet text:level="9" text:style-name="WW_CharLFO2LVL9" text:bullet-char="">
        <style:list-level-properties text:space-before="4.368in" text:min-label-width="0.25in" text:list-level-position-and-space-mode="label-alignment">
          <style:list-level-label-alignment text:label-followed-by="listtab" fo:margin-left="4.618in" fo:text-indent="-0.25in"/>
        </style:list-level-properties>
        <style:text-properties style:font-name="Wingdings"/>
      </text:list-level-style-bullet>
    </text:list-style>
    <style:style style:name="WW_CharLFO3LVL1" style:family="text">
      <style:text-properties style:font-name="Symbol" fo:color="#264D2B"/>
    </style:style>
    <text:list-style style:name="LFO19" style:display-name="LFO19">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fo:color="#A6A6A6"/>
    </style:style>
    <text:list-style style:name="LFO20" style:display-name="LFO20">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fo:color="#60B966"/>
    </style:style>
    <text:list-style style:name="LFO21" style:display-name="LFO2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Symbol" fo:color="#5E5E5E"/>
    </style:style>
    <text:list-style style:name="LFO22" style:display-name="LFO2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in" fo:margin-left="0.3902in" fo:margin-bottom="0.3in" fo:margin-right="0.3902in" style:num-format="1" style:writing-mode="lr-tb">
        <style:footnote-sep style:width="0.007in" style:rel-width="33%" style:color="#000000" style:line-style="solid" style:adjustment="left"/>
      </style:page-layout-properties>
      <style:header-style>
        <style:header-footer-properties style:dynamic-spacing="true" fo:min-height="0.8798in"/>
      </style:header-style>
      <style:footer-style>
        <style:header-footer-properties style:dynamic-spacing="true" fo:min-height="0.8597in"/>
      </style:footer-style>
    </style:page-layout>
    <style:style style:name="P6" style:parent-style-name="Normal" style:family="paragraph">
      <style:paragraph-properties fo:text-align="end" fo:margin-bottom="0in" fo:margin-right="0.0187in">
        <style:tab-stops>
          <style:tab-stop style:type="center" style:position="3.25in"/>
          <style:tab-stop style:type="right" style:position="6.5in"/>
        </style:tab-stops>
      </style:paragraph-properties>
      <style:text-properties style:language-complex="fr" style:country-complex="FR"/>
    </style:style>
    <style:style style:name="P7" style:parent-style-name="Normal" style:family="paragraph">
      <style:paragraph-properties fo:text-align="end" fo:margin-bottom="0in" fo:margin-right="0.0187in">
        <style:tab-stops>
          <style:tab-stop style:type="center" style:position="3.25in"/>
          <style:tab-stop style:type="right" style:position="6.5in"/>
        </style:tab-stops>
      </style:paragraph-properties>
    </style:style>
    <style:style style:name="T8" style:parent-style-name="Policepardéfaut" style:family="text">
      <style:text-properties style:font-name-complex="Arial" fo:font-weight="bold" style:font-weight-asian="bold" style:font-weight-complex="bold" fo:font-size="12pt" style:font-size-asian="12pt" style:font-size-complex="12pt" style:language-complex="fr" style:country-complex="FR"/>
    </style:style>
    <style:style style:name="T9" style:parent-style-name="Policepardéfaut" style:family="text">
      <style:text-properties style:font-name="Arial Black" fo:font-weight="bold" style:font-weight-asian="bold" style:font-weight-complex="bold" fo:font-size="20pt" style:font-size-asian="20pt" style:font-size-complex="20pt" style:language-complex="fr" style:country-complex="FR"/>
    </style:style>
    <style:style style:name="P10" style:parent-style-name="Pieddepage" style:family="paragraph">
      <style:paragraph-properties fo:text-align="center"/>
    </style:style>
    <style:style style:name="P11" style:parent-style-name="Pieddepage" style:family="paragraph">
      <style:paragraph-properties fo:text-align="center"/>
    </style:style>
    <style:style style:name="T12" style:parent-style-name="Policepardéfaut" style:family="text">
      <style:text-properties style:language-complex="fr" style:country-complex="FR"/>
    </style:style>
  </office:automatic-styles>
  <office:master-styles>
    <style:master-page style:name="MP0" style:page-layout-name="PL0">
      <style:header>
        <text:p text:style-name="P6"/>
        <text:p text:style-name="P7"><text:span text:style-name="T8">SAE GRP S4G3.2</text:span><text:span text:style-name="T9"><text:s text:c="53"/>/TUNIV.</text:span></text:p>
        <text:p text:style-name="En-tête"/>
      </style:header>
      <style:footer>
        <text:p text:style-name="P10"/>
        <text:p text:style-name="P11"><text:span text:style-name="T12"><text:page-number text:fixed="false">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Jean-François MARCOURT</dc:creator>
    <meta:creation-date>2023-02-07T10:12:00Z</meta:creation-date>
    <dc:date>2023-02-07T15:34:00Z</dc:date>
    <meta:print-date>2023-02-07T13:34:00Z</meta:print-date>
    <meta:template xlink:href="Analyse%20de%20marché%20-%20Santé" xlink:type="simple"/>
    <meta:editing-cycles>11</meta:editing-cycles>
    <meta:editing-duration>PT10680S</meta:editing-duration>
    <meta:user-defined meta:name="ContentTypeId">0x01010079F111ED35F8CC479449609E8A0923A6</meta:user-defined>
    <meta:document-statistic meta:page-count="2" meta:paragraph-count="3" meta:word-count="257" meta:character-count="1669" meta:row-count="11" meta:non-whitespace-character-count="1415"/>
  </office:meta>
</office:document-meta>
</file>